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 style:font-name-asian="Times New Roman1" style:font-name-complex="Times New Roman1"/>
    </style:style>
    <style:style style:name="T3" style:family="text">
      <style:text-properties style:font-name="Times New Roman" style:font-name-asian="Andale Sans UI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ique</text:p>
      <text:p text:style-name="Standard">L'algorithmique est l'étude et la production de règles et techniques qui sont impliquées dans la définition et la conception d'algorithmes, c'est-à-dire de processus systématiques de résolution d'un problème permettant de décrire précisément des étapes pour résoudre un problème algorithmique.</text:p>
      <text:p text:style-name="Standard">De l’arabe al-Ḵuwārizmiyy, nom du mathématicien perse Al-Khwarizmi déformé d’après le grec ancien arithmós (nombre).</text:p>
      <text:p text:style-name="Standard"/>
      <text:p text:style-name="Standard">Recette de cuisine</text:p>
      <text:p text:style-name="Standard">Ensemble de programmes</text:p>
      <text:p text:style-name="Standard"/>
      <text:p text:style-name="P1">Concaténation</text:p>
      <text:p text:style-name="Standard">La concaténation de deux chaînes de caractères consiste à les mettre bout à bout. </text:p>
      <text:p text:style-name="Standard">Le terme peut désigner: l'opération de concaténer ces chaînes, le résultat de cette opération.</text:p>
      <text:p text:style-name="Standard">La concaténation des chaînes "Hello" et " world !" donne "Hello world !".</text:p>
      <text:p text:style-name="Standard"/>
      <text:p text:style-name="P1">Condition</text:p>
      <text:p text:style-name="Standard">Prédicat</text:p>
      <text:p text:style-name="P1"/>
      <text:p text:style-name="P1">Incrémentation</text:p>
      <text:p text:style-name="Standard">Rajouter 1 à chaque compteur</text:p>
      <text:p text:style-name="Standard"/>
      <text:p text:style-name="Standard">Random = nombre aléatoire</text:p>
      <text:p text:style-name="Standard"/>
      <text:p text:style-name="Standard">Récursif = qui peut être répété un nombre indéfini de fois par l'application de la même règle.</text:p>
      <text:p text:style-name="Standard"/>
      <text:p text:style-name="Standard">Initialisation/Test de la condition/Traitement</text:p>
      <text:p text:style-name="Standard"/>
      <text:p text:style-name="Standard">Tableau</text:p>
      <text:p text:style-name="Standard"/>
      <text:p text:style-name="Standard">DEBUT/FIN du programme</text:p>
      <text:p text:style-name="Standard"/>
      <text:p text:style-name="Standard">Declare :</text:p>
      <text:p text:style-name="Standard"/>
      <text:p text:style-name="Standard">Ecrire "Entrez a"</text:p>
      <text:p text:style-name="Standard">Lire a</text:p>
      <text:p text:style-name="Standard"/>
      <text:p text:style-name="Standard">Deux conditions = OU ; ET</text:p>
      <text:p text:style-name="Standard"/>
      <text:p text:style-name="P1">DEBUT</text:p>
      <text:p text:style-name="Standard"><text:span text:style-name="T1">Declare : </text:span>a : number;</text:p>
      <text:p text:style-name="Standard"><text:span text:style-name="T1">Tant que </text:span>(N&lt;20) (N&lt;2 ou N&gt;8) = répéter la boucle tant que la proposition est vraie.</text:p>
      <text:p text:style-name="P1">Lire N</text:p>
      <text:p text:style-name="P1">Ecrire</text:p>
      <text:p text:style-name="P1">Lire N</text:p>
      <text:p text:style-name="P1">Fin Tant que </text:p>
      <text:p text:style-name="P1">FIN</text:p>
      <text:p text:style-name="Standard"/>
      <text:p text:style-name="P1">DEBUT</text:p>
      <text:p text:style-name="Standard"><text:span text:style-name="T1">Declare : </text:span>a, b, x, p : number; </text:p>
      <text:p text:style-name="Standard"><text:span text:style-name="T1">Si</text:span> booléen (vrai ou faux), (a&gt;b), (d&lt;0), ("j'ai le permis") </text:p>
      <text:p text:style-name="Standard"><text:span text:style-name="T1">Alors</text:span> Traitement 1</text:p>
      <text:p text:style-name="P1">Sinon Si (b <text:span text:style-name="T2">≥</text:span><text:span text:style-name="T3"> c) </text:span></text:p>
      <text:p text:style-name="Standard"><text:soft-page-break/>Traitement 2 = Ecrire ...</text:p>
      <text:p text:style-name="Standard"><text:span text:style-name="T1">Sinon Si</text:span> (N ≤ 50), <text:s/>(note <text:span text:style-name="T2">≥</text:span><text:span text:style-name="T3">10)</text:span></text:p>
      <text:p text:style-name="Standard"><text:span text:style-name="T1">Alors</text:span> Traitement 3</text:p>
      <text:p text:style-name="Standard"><text:span text:style-name="T1">Ecrire</text:span> " Passable", "Produit positif"</text:p>
      <text:p text:style-name="Standard"><text:span text:style-name="T1">Sinon </text:span>Traitement 4 </text:p>
      <text:p text:style-name="Standard"><text:span text:style-name="T1">Ecrire</text:span> "Nabilla"; "a est impair"; "c est le plus grand", "Produit négatif"</text:p>
      <text:p text:style-name="P1">Fin Si</text:p>
      <text:p text:style-name="P1">FIN</text:p>
      <text:p text:style-name="P1"/>
      <text:p text:style-name="P1">DEBUT</text:p>
      <text:p text:style-name="P1">Declare : N : Number ; </text:p>
      <text:p text:style-name="Standard"><text:span text:style-name="T1">Pour </text:span>(boucle à l'usage des compteurs)</text:p>
      <text:p text:style-name="P1">Ecrire N</text:p>
      <text:p text:style-name="P1">Fin Pour</text:p>
      <text:p text:style-name="P1">FIN</text:p>
      <text:p text:style-name="P1"/>
      <text:p text:style-name="P1">DEBUT</text:p>
      <text:p text:style-name="P1">Declare :</text:p>
      <text:p text:style-name="Standard"><text:span text:style-name="T1">Selon</text:span> (variable)</text:p>
      <text:p text:style-name="P1">Faire </text:p>
      <text:p text:style-name="P1">Fin selon</text:p>
      <text:p text:style-name="P1">FIN</text:p>
      <text:p text:style-name="P1"/>
      <text:p text:style-name="Standard"><text:span text:style-name="T1">Tris (plusieurs méthodes) = </text:span>par élimination, par comparaison, à bull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3M13S</meta:editing-duration>
    <meta:editing-cycles>46</meta:editing-cycles>
    <meta:generator>OpenOffice/4.1.8$Win32 OpenOffice.org_project/418m3$Build-9803</meta:generator>
    <dc:date>2021-02-04T13:33:36.15</dc:date>
    <dc:creator>C R</dc:creator>
    <meta:document-statistic meta:table-count="0" meta:image-count="0" meta:object-count="0" meta:page-count="2" meta:paragraph-count="56" meta:word-count="286" meta:character-count="1722"/>
    <meta:user-defined meta:name="Info 1"/>
    <meta:user-defined meta:name="Info 2"/>
    <meta:user-defined meta:name="Info 3"/>
    <meta:user-defined meta:name="Info 4"/>
  </office:meta>
</office:document-meta>
</file>